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80000025C1945C620EB0821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716cm" fo:min-width="1.404cm" fo:padding-top="0.1cm" fo:padding-bottom="0.1cm" fo:padding-left="0.1cm" fo:padding-right="0.1cm" draw:shadow-opacity="0%"/>
    </style:style>
    <style:style style:name="gr4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53cm" svg:x="7.045cm" svg:y="5.286cm">
          <draw:image xlink:href="Pictures/10000001000003880000025C1945C620EB08219A.png" xlink:type="simple" xlink:show="embed" xlink:actuate="onLoad" draw:mime-type="image/png">
            <text:p/>
          </draw:image>
        </draw:frame>
        <draw:frame draw:style-name="gr2" draw:text-style-name="P3" draw:layer="layout" svg:width="5.727cm" svg:height="1.119cm" svg:x="10.158cm" svg:y="6.949cm">
          <draw:text-box>
            <text:p text:style-name="P2"><text:span text:style-name="T1">Falknerstrasse</text:span></text:p>
          </draw:text-box>
        </draw:frame>
        <draw:frame draw:style-name="gr2" draw:text-style-name="P3" draw:layer="layout" svg:width="4.425cm" svg:height="1.119cm" svg:x="18.402cm" svg:y="9.253cm">
          <draw:text-box>
            <text:p text:style-name="P2"><text:span text:style-name="T1">Streitgasse</text:span></text:p>
          </draw:text-box>
        </draw:frame>
        <draw:custom-shape draw:style-name="gr3" draw:text-style-name="P4" draw:layer="layout" svg:width="2.266cm" svg:height="1.294cm" draw:transform="rotate (-1.11090206889439) translate (16.75cm 7.1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7cm" svg:height="2cm" svg:x="9.934cm" svg:y="10.096cm">
          <text:p text:style-name="P1"><text:span text:style-name="T2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848.883216337 -16397.00149925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1T19:34:34.781628285</meta:creation-date>
    <dc:date>2022-09-29T22:43:57.375608598</dc:date>
    <meta:editing-duration>PT10M42S</meta:editing-duration>
    <meta:editing-cycles>2</meta:editing-cycles>
    <meta:generator>LibreOffice/7.3.4.2$MacOSX_X86_64 LibreOffice_project/728fec16bd5f605073805c3c9e7c4212a0120dc5</meta:generator>
    <meta:document-statistic meta:object-count="5"/>
  </office:meta>
</office:document-meta>
</file>